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7cm" style:page-number="47" fo:break-before="page" table:align="margins" style:writing-mode="lr-tb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23.73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845cm" fo:margin-left="-0.191cm" fo:margin-right="0.152cm" fo:break-before="page" table:align="margins" style:writing-mode="lr-tb"/>
    </style:style>
    <style:style style:name="Таблица2.A" style:family="table-column">
      <style:table-column-properties style:column-width="8.518cm" style:rel-column-width="33140*"/>
    </style:style>
    <style:style style:name="Таблица2.B" style:family="table-column">
      <style:table-column-properties style:column-width="8.327cm" style:rel-column-width="32395*"/>
    </style:style>
    <style:style style:name="Таблица2.1" style:family="table-row">
      <style:table-row-properties style:min-row-height="5.149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6.806cm" table:align="margins" style:writing-mode="lr-tb"/>
    </style:style>
    <style:style style:name="Таблица3.A" style:family="table-column">
      <style:table-column-properties style:column-width="8.403cm" style:rel-column-width="32767*"/>
    </style:style>
    <style:style style:name="Таблица3.B" style:family="table-column">
      <style:table-column-properties style:column-width="8.403cm" style:rel-column-width="32768*"/>
    </style:style>
    <style:style style:name="P1" style:family="paragraph" style:parent-style-name="Standard">
      <style:text-properties fo:font-size="12pt" fo:language="en" fo:country="US" officeooo:paragraph-rsid="0015500b" fo:background-color="transparent" style:font-size-asian="12pt" style:font-size-complex="12pt"/>
    </style:style>
    <style:style style:name="P2" style:family="paragraph" style:parent-style-name="Standard">
      <style:text-properties fo:font-size="12pt" fo:language="en" fo:country="US" officeooo:paragraph-rsid="0015500b" fo:background-color="transparent" style:font-size-asian="12pt" style:language-asian="ar" style:country-asian="SA" style:font-size-complex="12pt"/>
    </style:style>
    <style:style style:name="P3" style:family="paragraph" style:parent-style-name="Standard">
      <style:text-properties fo:font-size="12pt" fo:language="en" fo:country="US" officeooo:paragraph-rsid="0010b208" fo:background-color="transparent" style:font-size-asian="12pt" style:language-asian="ar" style:country-asian="SA" style:font-size-complex="12pt"/>
    </style:style>
    <style:style style:name="P4" style:family="paragraph" style:parent-style-name="Standard">
      <style:text-properties fo:font-size="12pt" fo:language="en" fo:country="US" officeooo:paragraph-rsid="00128a05" fo:background-color="transparent" style:font-size-asian="12pt" style:language-asian="ar" style:country-asian="SA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background-color="transparent" style:font-size-asian="14pt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officeooo:paragraph-rsid="000df257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fo:language="en" fo:country="US" officeooo:paragraph-rsid="000df257" style:font-size-asian="14pt" style:font-size-complex="14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3.334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482cm" style:auto-text-indent="false">
        <style:tab-stops>
          <style:tab-stop style:position="2.381cm"/>
          <style:tab-stop style:position="5.715cm"/>
        </style:tab-stops>
      </style:paragraph-properties>
      <style:text-properties fo:font-size="14pt" fo:background-color="transparent" style:font-size-asian="14pt" style:language-asian="ar" style:country-asian="SA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482cm" style:auto-text-indent="false">
        <style:tab-stops>
          <style:tab-stop style:position="5.715cm"/>
        </style:tab-stops>
      </style:paragraph-properties>
      <style:text-properties fo:font-size="14pt" fo:background-color="transparent" style:font-size-asian="14pt" style:language-asian="ar" style:country-asian="SA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482cm" style:auto-text-indent="false">
        <style:tab-stops>
          <style:tab-stop style:position="5.715cm"/>
        </style:tab-stops>
      </style:paragraph-properties>
      <style:text-properties fo:font-size="14pt" fo:background-color="transparent" style:font-size-asian="14pt" style:font-size-complex="14pt"/>
    </style:style>
    <style:style style:name="P20" style:family="paragraph" style:parent-style-name="Standard">
      <style:paragraph-properties fo:margin-left="1cm" fo:margin-right="0cm" fo:line-height="100%" fo:text-align="justify" style:justify-single-word="false" fo:text-indent="-1cm" style:auto-text-indent="false" style:snap-to-layout-grid="false"/>
      <style:text-properties fo:color="#000000" style:font-name="Times New Roman" fo:font-size="12.5pt" fo:language="ru" fo:country="RU" fo:font-style="normal" fo:font-weight="normal" fo:background-color="transparent" style:font-name-asian="Arial" style:font-size-asian="12.5pt" style:language-asian="ar" style:country-asian="SA" style:font-style-asian="normal" style:font-weight-asian="normal" style:font-name-complex="Arial" style:font-size-complex="12.5pt" style:font-style-complex="normal" style:font-weight-complex="normal"/>
    </style:style>
    <style:style style:name="P21" style:family="paragraph" style:parent-style-name="Standard">
      <style:paragraph-properties fo:margin-left="1cm" fo:margin-right="0cm" fo:line-height="100%" fo:text-align="justify" style:justify-single-word="false" fo:text-indent="-1cm" style:auto-text-indent="false" style:snap-to-layout-grid="false"/>
      <style:text-properties fo:color="#000000" style:font-name="Times New Roman" fo:font-size="12.5pt" fo:language="ru" fo:country="RU" fo:font-style="normal" fo:font-weight="normal" fo:background-color="transparent" style:font-name-asian="Ari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P22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2.5pt" fo:font-style="italic" fo:font-weight="normal" style:font-size-asian="12.5pt" style:font-style-asian="italic" style:font-weight-asian="normal" style:font-size-complex="12.5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.5pt" fo:language="ru" fo:country="RU" fo:font-style="normal" fo:font-weight="bold" fo:background-color="transparent" style:font-name-asian="Arial" style:font-size-asian="12.5pt" style:font-style-asian="normal" style:font-weight-asian="bold" style:font-name-complex="Arial" style:font-size-complex="12.5pt" style:font-style-complex="normal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.5pt" fo:language="ru" fo:country="RU" fo:font-style="italic" fo:font-weight="normal" fo:background-color="transparent" style:font-name-asian="Arial" style:font-size-asian="12.5pt" style:font-style-asian="italic" style:font-weight-asian="normal" style:font-name-complex="Arial" style:font-size-complex="12.5pt" style:font-style-complex="italic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  <style:text-properties fo:font-size="14pt" fo:background-color="transparent" style:font-size-asian="14pt" style:language-asian="ar" style:country-asian="SA" style:font-size-complex="14pt"/>
    </style:style>
    <style:style style:name="P26" style:family="paragraph" style:parent-style-name="Standard">
      <style:paragraph-properties fo:margin-left="2.261cm" fo:margin-right="0cm" fo:text-indent="0cm" style:auto-text-indent="false" style:snap-to-layout-grid="false"/>
      <style:text-properties fo:font-size="13.5pt" style:font-size-asian="13.5pt" style:font-size-complex="13.5pt"/>
    </style:style>
    <style:style style:name="P27" style:family="paragraph" style:parent-style-name="Standard">
      <style:paragraph-properties fo:margin-left="1cm" fo:margin-right="0cm" fo:text-indent="0cm" style:auto-text-indent="false" fo:background-color="transparent" style:snap-to-layout-grid="false">
        <style:background-image/>
      </style:paragraph-properties>
      <style:text-properties fo:font-size="14pt" fo:language="en" fo:country="US" fo:background-color="transparent" style:font-size-asian="14pt" style:font-size-complex="14pt"/>
    </style:style>
    <style:style style:name="P28" style:family="paragraph" style:parent-style-name="Standard">
      <style:paragraph-properties fo:margin-left="1cm" fo:margin-right="0cm" fo:text-indent="0cm" style:auto-text-indent="false" fo:background-color="transparent" style:snap-to-layout-grid="false">
        <style:background-image/>
      </style:paragraph-properties>
      <style:text-properties fo:font-size="14pt" fo:background-color="transparent" style:font-size-asian="14pt" style:font-size-complex="14pt"/>
    </style:style>
    <style:style style:name="P29" style:family="paragraph" style:parent-style-name="Standard">
      <style:paragraph-properties fo:margin-left="1cm" fo:margin-right="0cm" fo:text-indent="0cm" style:auto-text-indent="false" style:snap-to-layout-grid="false"/>
      <style:text-properties fo:font-size="14pt" style:font-size-asian="14pt" style:font-size-complex="14pt"/>
    </style:style>
    <style:style style:name="P30" style:family="paragraph" style:parent-style-name="Heading_20_6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language-asian="ar" style:country-asian="SA"/>
    </style:style>
    <style:style style:name="T6" style:family="text">
      <style:text-properties fo:language="ru" fo:country="RU" style:language-asian="ar" style:country-asian="SA"/>
    </style:style>
    <style:style style:name="T7" style:family="text">
      <style:text-properties fo:color="#000000" style:font-name="Times New Roman" fo:language="ru" fo:country="RU" fo:font-style="normal" fo:background-color="transparent" style:font-name-asian="Arial" style:font-style-asian="normal" style:font-name-complex="Arial" style:font-style-complex="normal"/>
    </style:style>
    <style:style style:name="T8" style:family="text">
      <style:text-properties fo:color="#000000" style:font-name="Times New Roman" fo:language="en" fo:country="US" fo:font-style="normal" fo:background-color="transparent" style:font-name-asian="Arial" style:font-style-asian="normal" style:font-name-complex="Arial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language-asian="ar" style:country-asian="SA"/>
    </style:style>
    <style:style style:name="T11" style:family="text">
      <style:text-properties officeooo:rsid="00145bf7"/>
    </style:style>
    <style:style style:name="T12" style:family="text">
      <style:text-properties officeooo:rsid="001666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 table:style-name="Таблица2.1">
                <table:table-cell table:style-name="Таблица2.A1" office:value-type="string">
                  <text:p text:style-name="P11">РОССИЙСКАЯ ФЕДЕРАЦИЯ</text:p>
                  <text:p text:style-name="P11">ИРКУТСКАЯ ОБЛАСТЬ</text:p>
                  <text:p text:style-name="P12"/>
                  <text:h text:style-name="P30" text:outline-level="6">АДМИНИСТРАЦИЯ</text:h>
                  <text:h text:style-name="P30" text:outline-level="6">МУНИЦИПАЛЬНОГО ОБРАЗОВАНИЯ</text:h>
                  <text:h text:style-name="P30" text:outline-level="6">ГОРОДА БРАТСКА</text:h>
                  <text:p text:style-name="P14"/>
                  <text:p text:style-name="P13">КОМИТЕТ ПО УПРАВЛЕНИЮ МУНИЦИПАЛЬНЫМ ИМУЩЕСТВОМ</text:p>
                  <text:p text:style-name="P12"/>
                  <text:p text:style-name="P15">Ленина пр-т., д. 37, Братск, 665708</text:p>
                  <text:p text:style-name="P15">тел.: (3953) 349-060</text:p>
                  <text:p text:style-name="P15">факс: (3953) 349-065</text:p>
                  <text:p text:style-name="P10"><text:span text:style-name="T2">E</text:span><text:span text:style-name="T1">-</text:span><text:span text:style-name="T2">mail</text:span><text:span text:style-name="T1">: </text:span><text:span text:style-name="T3">refer-kumi</text:span><text:span text:style-name="T4">@</text:span><text:span text:style-name="T3">bratsk</text:span><text:span text:style-name="T4">-</text:span><text:span text:style-name="T3">city</text:span><text:span text:style-name="T4">.</text:span><text:span text:style-name="T3">ru</text:span></text:p>
                  <text:p text:style-name="P16"/>
                  <text:p text:style-name="P6">_________ №____________</text:p>
                  <text:p text:style-name="P5"/>
                  <text:p text:style-name="P5"/>
                </table:table-cell>
                <table:table-cell table:style-name="Таблица2.A1" office:value-type="string">
                  <text:p text:style-name="P26"/>
                  <text:p text:style-name="P26"/>
                  <text:p text:style-name="P26"/>
                  <text:p text:style-name="P27">$FIO$</text:p>
                  <text:p text:style-name="P28"/>
                  <text:p text:style-name="P27">$<text:span text:style-name="T12">full</text:span>Address$</text:p>
                  <text:p text:style-name="P29">г. Братск </text:p>
                  <text:p text:style-name="P29"/>
                </table:table-cell>
              </table:table-row>
            </table:table>
            <text:p text:style-name="P7">Уведомление</text:p>
            <text:p text:style-name="P7"/>
            <text:p text:style-name="P19">В связи с окончанием действия договора № <text:span text:style-name="T9">$ContractRegistrationNumber$ $rentType$</text:span> <text:span text:style-name="T5">найма от </text:span><text:span text:style-name="T10">$ContractRegistrationDate$</text:span><text:span text:style-name="T5"> жилого помещения, расположенного по адресу: город Братск, </text:span><text:span text:style-name="T10">$fullAddress$</text:span><text:span text:style-name="T5">, Вам необходимо </text:span><text:span text:style-name="T6">незамедлительно:</text:span></text:p>
            <text:p text:style-name="P17">1) погасить имеющуюся задолженность по коммунальным услугам и за найм;</text:p>
            <text:p text:style-name="P18">2) обратиться на жилищную комиссию администрации города Братска по вопросу продления сроков на право пользования указанным муниципальным жилым помещением, либо освободить его в течение 10 дней с момента получения настоящего уведомления (помещение, ключи от помещения сдать в КУМИ г. Братска или Управляющей компании по акту).</text:p>
            <text:p text:style-name="P25"/>
            <text:p text:style-name="P23">Подавать документы на комиссию по адресу: </text:p>
            <text:p text:style-name="P24"><text:span text:style-name="T11">МФЦ, </text:span>МКУ «Центр предоставления муниципальных услуг» МО города Братска, </text:p>
            <text:p text:style-name="P22"><text:span text:style-name="T7">г. Братск, пр. Ленина, 37, </text:span><text:span text:style-name="T8">I </text:span><text:span text:style-name="T7">подъезд. </text:span></text:p>
            <text:p text:style-name="P21">Режим работы: понедельник - пятница с 9.00-13.00 и с 14.00-17.00.</text:p>
            <text:p text:style-name="P20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office:value-type="string">
                  <text:p text:style-name="P8">$post$</text:p>
                </table:table-cell>
                <table:table-cell office:value-type="string">
                  <text:p text:style-name="P9">$Zam$</text:p>
                </table:table-cell>
              </table:table-row>
            </table:table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5.502cm"/>
          <style:tab-stop style:position="11.502cm"/>
        </style:tab-stops>
      </style:paragraph-properties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>
        <style:tab-stops>
          <style:tab-stop style:position="5.502cm"/>
          <style:tab-stop style:position="11.502cm"/>
        </style:tab-stops>
      </style:paragraph-properties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>
        <style:tab-stops>
          <style:tab-stop style:position="5.502cm"/>
          <style:tab-stop style:position="11.502cm"/>
        </style:tab-stops>
      </style:paragraph-properties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499cm" fo:margin-top="0cm" fo:margin-bottom="0cm" style:contextual-spacing="false" fo:line-height="150%" fo:text-align="end" style:justify-single-word="false" fo:text-indent="0cm" style:auto-text-indent="false" fo:keep-with-next="always">
        <style:tab-stops>
          <style:tab-stop style:position="-3cm"/>
          <style:tab-stop style:position="-0.751cm"/>
          <style:tab-stop style:position="12.002cm"/>
        </style:tab-stops>
      </style:paragraph-properties>
      <style:text-properties fo:font-size="14pt" style:font-size-asian="14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style:font-size-asian="14pt"/>
    </style:style>
    <style:style style:name="Основной_20_текст_20_2" style:display-name="Основной текст 2" style:family="paragraph" style:parent-style-name="Standard">
      <style:text-properties fo:font-size="12pt" fo:font-weight="bold" style:font-size-asian="12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style:font-size-asian="14pt"/>
    </style:style>
    <style:style style:name="ConsNonformat" style:family="paragraph">
      <style:paragraph-properties fo:orphans="2" fo:widows="2" style:text-autospace="none"/>
      <style:text-properties style:use-window-font-color="true" style:font-name="Courier New" fo:font-size="10pt" fo:language="ru" fo:country="RU" style:font-name-asian="Arial" style:font-size-asian="10pt" style:font-name-complex="Courier New" style:font-size-complex="10pt" style:language-complex="ar" style:country-complex="SA"/>
    </style:style>
    <style:style style:name="ConsCell" style:family="paragraph">
      <style:paragraph-properties fo:orphans="2" fo:widows="2" style:text-autospace="none"/>
      <style:text-properties style:use-window-font-color="true" style:font-name="Arial" fo:font-size="10pt" fo:language="ru" fo:country="RU" style:font-name-asian="Arial" style:font-size-asian="10pt" style:font-name-complex="Arial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ize="14pt" style:font-size-asian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9__9_ConsPlusDocList" style:display-name="&#9;&#9;ConsPlusDocList" style:family="paragraph" style:next-style-name="Standard">
      <style:paragraph-properties style:text-autospace="none"/>
      <style:text-properties style:font-name="Arial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9__9_ConsPlusCell" style:display-name="&#9;&#9;ConsPlusCell" style:family="paragraph" style:next-style-name="Standard">
      <style:paragraph-properties style:text-autospace="none"/>
      <style:text-properties style:font-name="Arial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9__9_ConsPlusNonformat" style:display-name="&#9;&#9;ConsPlusNonformat" style:family="paragraph" style:next-style-name="Standard">
      <style:paragraph-properties style:text-autospace="none"/>
      <style:text-properties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_9__9_ConsPlusTitle" style:display-name="&#9;&#9;ConsPlusTitle" style:family="paragraph" style:next-style-name="Standard">
      <style:paragraph-properties style:text-autospace="none"/>
      <style:text-properties style:font-name="Arial1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cm" fo:margin-right="0cm" fo:margin-top="0cm" fo:margin-bottom="0cm" style:contextual-spacing="false" fo:text-indent="-1cm" style:auto-text-indent="false"/>
      <style:text-properties fo:font-size="13pt" fo:font-style="italic" fo:font-weight="bold" style:font-size-asian="13pt" style:font-style-asian="italic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751cm" fo:margin-right="0cm" fo:margin-top="0cm" fo:margin-bottom="0cm" style:contextual-spacing="false" fo:text-indent="-0.751cm" style:auto-text-indent="false"/>
      <style:text-properties fo:font-size="13pt" fo:font-style="italic" fo:font-weight="bold" style:font-size-asian="13pt" style:font-style-asian="italic" style:font-weight-asian="bold"/>
    </style:style>
    <style:style style:name="Обычный_20__28_веб_29_" style:display-name="Обычный (веб)" style:family="paragraph" style:parent-style-name="Standard">
      <style:paragraph-properties fo:margin-top="0.494cm" fo:margin-bottom="0.21cm" style:contextual-spacing="false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6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79cm" fo:text-indent="-3.175cm" fo:margin-left="10.67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79cm" fo:text-indent="-3.175cm" fo:margin-left="10.67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fo:language="en" fo:country="US" officeooo:paragraph-rsid="0015500b" fo:background-color="transparent" style:font-size-asian="12pt" style:font-size-complex="12pt"/>
    </style:style>
    <style:style style:name="MP2" style:family="paragraph" style:parent-style-name="Standard">
      <style:text-properties fo:font-size="12pt" fo:language="en" fo:country="US" officeooo:paragraph-rsid="0015500b" fo:background-color="transparent" style:font-size-asian="12pt" style:language-asian="ar" style:country-asian="S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$Ispl$</text:p>
        <text:p text:style-name="MP2">$Phone$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NovOA</meta:initial-creator>
    <meta:creation-date>2010-05-17T12:11:00</meta:creation-date>
    <dc:date>2014-10-15T09:38:33.90</dc:date>
    <meta:print-date>2013-10-24T16:59:46.47</meta:print-date>
    <meta:editing-cycles>85</meta:editing-cycles>
    <meta:editing-duration>P1DT1H41M13S</meta:editing-duration>
    <meta:generator>LibreOffice/4.0.4.2$Windows_x86 LibreOffice_project/9e9821abd0ffdbc09cd8c52eaa574fa09eb08f2</meta:generator>
    <meta:document-statistic meta:table-count="3" meta:image-count="0" meta:object-count="0" meta:page-count="1" meta:paragraph-count="26" meta:word-count="149" meta:character-count="1162" meta:non-whitespace-character-count="1035"/>
    <meta:user-defined meta:name="Поле 1"/>
    <meta:user-defined meta:name="Поле 2"/>
    <meta:user-defined meta:name="Поле 3"/>
    <meta:user-defined meta:name="Поле 4"/>
  </office:meta>
</office:document-meta>
</file>